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1.129cm" fo:keep-together="auto"/>
    </style:style>
    <style:style style:name="Tabla1.9" style:family="table-row">
      <style:table-row-properties style:min-row-height="0.353cm"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0.635cm" fo:keep-together="auto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style:min-row-height="1.094cm" fo:keep-together="auto"/>
    </style:style>
    <style:style style:name="Tabla1.13" style:family="table-row">
      <style:table-row-properties style:min-row-height="3.117cm" fo:keep-together="auto"/>
    </style:style>
    <style:style style:name="Tabla1.A13" style:family="table-cell">
      <style:table-cell-properties fo:padding-left="0.199cm" fo:padding-right="0.191cm" fo:padding-top="0cm" fo:padding-bottom="0cm" fo:border="0.5pt solid #000001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6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7" style:family="paragraph" style:parent-style-name="Standard">
      <style:text-properties officeooo:rsid="001d7e02" officeooo:paragraph-rsid="001d7e02"/>
    </style:style>
    <style:style style:name="P8" style:family="paragraph" style:parent-style-name="Standard">
      <style:text-properties officeooo:rsid="001adc4b" officeooo:paragraph-rsid="001adc4b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text-properties officeooo:rsid="001f4b56" officeooo:paragraph-rsid="001f4b56"/>
    </style:style>
    <style:style style:name="P14" style:family="paragraph" style:parent-style-name="Standard">
      <style:paragraph-properties fo:text-align="center" style:justify-single-word="false"/>
      <style:text-properties officeooo:rsid="001f4b56" officeooo:paragraph-rsid="001f4b56"/>
    </style:style>
    <style:style style:name="P15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d7e02" style:font-weight-asian="bold"/>
    </style:style>
    <style:style style:name="T3" style:family="text">
      <style:text-properties fo:color="#000000" fo:font-weight="bold" officeooo:rsid="001f4b56" style:font-weight-asian="bold"/>
    </style:style>
    <style:style style:name="T4" style:family="text">
      <style:text-properties officeooo:rsid="001d7e02"/>
    </style:style>
    <style:style style:name="T5" style:family="text">
      <style:text-properties officeooo:rsid="001f4b56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<text:span text:style-name="T4">Reunión online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7">Programar siguientes actividades en relación al proyecto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P13">Finalización casos de uso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Standard">Se aprueba:</text:p>
            <text:p text:style-name="P8"><text:s text:c="12"/><text:span text:style-name="T5">Documentación completa en relación a casos de uso</text:span></text:p>
            <text:p text:style-name="Standard">No se aprueba:</text:p>
            <text:p text:style-name="Standard"><text:s text:c="12"/><text:span text:style-name="T5">Software</text:span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6">
          <table:table-cell table:style-name="Tabla1.A1" office:value-type="string">
            <text:p text:style-name="P5">Avances en el desarrollo de software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14">Team</text:p>
          </table:table-cell>
          <table:table-cell table:style-name="Tabla1.A1" office:value-type="string">
            <text:p text:style-name="P4"/>
          </table:table-cell>
        </table:table-row>
      </table:table>
      <text:h text:style-name="P11" text:outline-level="2">Fecha de próxima reunión</text:h>
      <text:p text:style-name="P13">Sin fecha a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f4b56" style:font-weight-asian="bold"/>
    </style:style>
    <style:style style:name="MT3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6</text:span><text:span text:style-name="MT1">/</text:span><text:span text:style-name="MT3">01</text:span><text:span text:style-name="MT1">/201</text:span><text:span text:style-name="MT3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9</meta:editing-cycles>
    <meta:creation-date>2018-10-06T11:07:00</meta:creation-date>
    <dc:date>2019-03-08T00:10:49.807439686</dc:date>
    <meta:editing-duration>PT2H51M50S</meta:editing-duration>
    <meta:generator>LibreOffice/6.0.3.2$Linux_X86_64 LibreOffice_project/00m0$Build-2</meta:generator>
    <meta:document-statistic meta:table-count="1" meta:image-count="0" meta:object-count="0" meta:page-count="1" meta:paragraph-count="33" meta:word-count="83" meta:character-count="587" meta:non-whitespace-character-count="50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